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Session.getMaxInactiveInterv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ssion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ssion.getCreatio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ssion.isN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ssion.HttpSession( javax . servlet . http . Http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ssion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ssion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ssion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ssion.setMaxInactiveInterval( int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ssion.getLastAccessed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ssion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Sessi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